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80808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fill-color="#dd4814" draw:textarea-horizontal-align="justify" draw:textarea-vertical-align="middle" draw:auto-grow-height="false" fo:min-height="6.227cm" fo:min-width="2.294cm"/>
    </style:style>
    <style:style style:name="gr4" style:family="graphic" style:parent-style-name="standard">
      <style:graphic-properties draw:textarea-horizontal-align="justify" draw:textarea-vertical-align="middle" draw:auto-grow-height="false" fo:min-height="13.477cm" fo:min-width="13.4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7" style:family="graphic" style:parent-style-name="standard">
      <style:graphic-properties draw:fill-color="#dd4814" draw:textarea-horizontal-align="justify" draw:textarea-vertical-align="middle" draw:auto-grow-height="false" fo:min-height="12.323cm" fo:min-width="9.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38cm"/>
    </style:style>
    <style:style style:name="gr10" style:family="graphic" style:parent-style-name="objectwithoutfill">
      <style:graphic-properties svg:stroke-width="0.203cm" svg:stroke-color="#dd4814" draw:marker-start-width="0.811cm" draw:marker-end="Arrow" draw:marker-end-width="0.913cm" draw:fill="none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draw:fill-color="#dd4814" draw:textarea-horizontal-align="justify" draw:textarea-vertical-align="middle" draw:auto-grow-height="false" fo:min-height="0.199cm" fo:min-width="0cm"/>
    </style:style>
    <style:style style:name="gr12" style:family="graphic" style:parent-style-name="objectwithoutfill">
      <style:graphic-properties svg:stroke-width="0.203cm" svg:stroke-color="#dd4814" draw:marker-start-width="0.811cm" draw:marker-end-width="0.811cm" draw:fill="none" draw:textarea-vertical-align="middle" fo:padding-top="0.226cm" fo:padding-bottom="0.226cm" fo:padding-left="0.351cm" fo:padding-right="0.3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4" style:family="graphic" style:parent-style-name="standard">
      <style:graphic-properties draw:stroke="none" draw:fill="none" draw:fill-color="#000000" draw:textarea-horizontal-align="justify" draw:textarea-vertical-align="middle" draw:auto-grow-height="false" fo:min-height="0.199cm" fo:min-width="0cm"/>
    </style:style>
    <style:style style:name="gr15" style:family="graphic" style:parent-style-name="objectwithoutfill">
      <style:graphic-properties svg:stroke-width="0.102cm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.19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5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42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0.888cm" fo:min-width="3.696cm"/>
    </style:style>
    <style:style style:name="gr20" style:family="graphic" style:parent-style-name="standard">
      <style:graphic-properties draw:stroke="none" svg:stroke-color="#000000" draw:fill="none" draw:fill-color="#ffffff" fo:min-height="1.026cm"/>
    </style:style>
    <style:style style:name="gr21" style:family="graphic" style:parent-style-name="standard">
      <style:graphic-properties draw:textarea-horizontal-align="justify" draw:textarea-vertical-align="middle" draw:auto-grow-height="false" fo:min-height="2.804cm" fo:min-width="1.836cm"/>
    </style:style>
    <style:style style:name="gr22" style:family="graphic" style:parent-style-name="standard">
      <style:graphic-properties draw:fill-color="#000000" draw:textarea-horizontal-align="justify" draw:textarea-vertical-align="middle" draw:auto-grow-height="false" fo:min-height="0.068cm" fo:min-width="0.014cm"/>
    </style:style>
    <style:style style:name="gr2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4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000000" draw:fill="none" draw:fill-color="#ffffff" fo:min-height="1.274cm"/>
    </style:style>
    <style:style style:name="gr26" style:family="graphic" style:parent-style-name="standard">
      <style:graphic-properties svg:stroke-color="#000000" draw:textarea-horizontal-align="justify" draw:textarea-vertical-align="middle" draw:auto-grow-height="false" fo:min-height="0.888cm" fo:min-width="2.06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1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47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775cm"/>
    </style:style>
    <style:style style:name="gr3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fo:min-height="1.40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24cm"/>
    </style:style>
    <style:style style:name="gr33" style:family="graphic" style:parent-style-name="objectwithoutfill">
      <style:graphic-properties svg:stroke-width="0.102cm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91cm"/>
    </style:style>
    <style:style style:name="gr35" style:family="graphic" style:parent-style-name="standard">
      <style:graphic-properties draw:textarea-horizontal-align="justify" draw:textarea-vertical-align="middle" draw:auto-grow-height="false" fo:min-height="1.109cm" fo:min-width="0.914cm"/>
    </style:style>
    <style:style style:name="gr36" style:family="graphic" style:parent-style-name="standard">
      <style:graphic-properties svg:stroke-color="#000000" draw:textarea-horizontal-align="justify" draw:textarea-vertical-align="middle" draw:auto-grow-height="false" fo:min-height="0.888cm" fo:min-width="3.81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45cm"/>
    </style:style>
    <style:style style:name="gr38" style:family="graphic" style:parent-style-name="standard">
      <style:graphic-properties svg:stroke-width="0.102cm" svg:stroke-color="#ff3333" draw:marker-start-width="0.509cm" draw:marker-end-width="0.509cm" draw:fill="none" draw:textarea-horizontal-align="justify" draw:textarea-vertical-align="middle" draw:auto-grow-height="false" fo:min-height="2.804cm" fo:min-width="2.474cm" fo:padding-top="0.176cm" fo:padding-bottom="0.176cm" fo:padding-left="0.301cm" fo:padding-right="0.301cm"/>
    </style:style>
    <style:style style:name="gr39" style:family="graphic" style:parent-style-name="standard">
      <style:graphic-properties draw:stroke="none" svg:stroke-color="#000000" draw:fill="none" draw:fill-color="#ffffff" fo:min-height="1.058cm"/>
    </style:style>
    <style:style style:name="gr40" style:family="graphic" style:parent-style-name="standard">
      <style:graphic-properties draw:stroke="none" svg:stroke-color="#000000" draw:fill="none" draw:fill-color="#ffffff" fo:min-height="1.965cm"/>
    </style:style>
    <style:style style:name="gr41" style:family="graphic" style:parent-style-name="objectwithoutfill">
      <style:graphic-properties draw:stroke="dash" draw:stroke-dash="Fine_20_Dashed" svg:stroke-width="0.102cm" svg:stroke-color="#ff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2" style:family="graphic" style:parent-style-name="standard">
      <style:graphic-properties draw:stroke="none" svg:stroke-color="#000000" draw:fill="none" draw:fill-color="#ffffff" fo:min-height="1.47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4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05cm"/>
    </style:style>
    <style:style style:name="gr45" style:family="graphic" style:parent-style-name="standard">
      <style:graphic-properties draw:fill-color="#dd4814" draw:textarea-horizontal-align="justify" draw:textarea-vertical-align="middle" draw:auto-grow-height="false" fo:min-height="3.306cm" fo:min-width="3.945cm"/>
    </style:style>
    <style:style style:name="gr46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33cm"/>
    </style:style>
    <style:style style:name="gr48" style:family="graphic" style:parent-style-name="standard">
      <style:graphic-properties draw:textarea-horizontal-align="justify" draw:textarea-vertical-align="middle" draw:auto-grow-height="false" fo:min-height="2.837cm" fo:min-width="3.363cm"/>
    </style:style>
    <style:style style:name="gr49" style:family="graphic" style:parent-style-name="standard">
      <style:graphic-properties draw:fill-color="#000000" draw:textarea-horizontal-align="justify" draw:textarea-vertical-align="middle" draw:auto-grow-height="false" fo:min-height="0.026cm" fo:min-width="0.014cm"/>
    </style:style>
    <style:style style:name="gr50" style:family="graphic" style:parent-style-name="standard">
      <style:graphic-properties draw:textarea-horizontal-align="justify" draw:textarea-vertical-align="middle" draw:auto-grow-height="false" fo:min-height="2.837cm" fo:min-width="3.998cm"/>
    </style:style>
    <style:style style:name="gr51" style:family="graphic" style:parent-style-name="standard">
      <style:graphic-properties svg:stroke-width="0.102cm" svg:stroke-color="#000000" draw:marker-start-width="0.509cm" draw:marker-end="Arrow" draw:marker-end-width="0.61cm" draw:textarea-vertical-align="middle" fo:padding-top="0.176cm" fo:padding-bottom="0.176cm" fo:padding-left="0.301cm" fo:padding-right="0.301cm"/>
    </style:style>
    <style:style style:name="gr52" style:family="graphic" style:parent-style-name="standard">
      <style:graphic-properties svg:stroke-width="0.203cm" svg:stroke-color="#dd4814" draw:marker-start-width="0.811cm" draw:marker-end-width="0.811cm" draw:textarea-vertical-align="middle" fo:padding-top="0.226cm" fo:padding-bottom="0.226cm" fo:padding-left="0.351cm" fo:padding-right="0.351cm"/>
    </style:style>
    <style:style style:name="gr53" style:family="graphic" style:parent-style-name="standard">
      <style:graphic-properties svg:stroke-color="#dd4814" draw:fill-color="#dd4814" draw:textarea-horizontal-align="justify" draw:textarea-vertical-align="middle" draw:auto-grow-height="false" fo:min-height="0.29cm" fo:min-width="0cm"/>
    </style:style>
    <style:style style:name="gr54" style:family="graphic" style:parent-style-name="standard">
      <style:graphic-properties svg:stroke-width="0.203cm" svg:stroke-color="#dd4814" draw:marker-start-width="0.811cm" draw:marker-end="Arrow" draw:marker-end-width="0.913cm" draw:textarea-vertical-align="middle" fo:padding-top="0.226cm" fo:padding-bottom="0.226cm" fo:padding-left="0.351cm" fo:padding-right="0.351cm"/>
    </style:style>
    <style:style style:name="gr55" style:family="graphic" style:parent-style-name="standard">
      <style:graphic-properties draw:fill-color="#000000" draw:textarea-horizontal-align="justify" draw:textarea-vertical-align="middle" draw:auto-grow-height="false" fo:min-height="0.29cm" fo:min-width="0cm"/>
    </style:style>
    <style:style style:name="gr56" style:family="graphic" style:parent-style-name="standard">
      <style:graphic-properties draw:textarea-horizontal-align="justify" draw:textarea-vertical-align="middle" draw:auto-grow-height="false" fo:min-height="1.91cm" fo:min-width="0.686cm" draw:shadow="hidden"/>
    </style:style>
    <style:style style:name="gr57" style:family="graphic" style:parent-style-name="objectwithoutfill">
      <style:graphic-properties svg:stroke-width="0.102cm" draw:marker-start="Arrow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8" style:family="graphic" style:parent-style-name="standard">
      <style:graphic-properties draw:stroke="none" svg:stroke-color="#000000" draw:fill="none" draw:fill-color="#ffffff" fo:min-height="3.68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-color="#dd4814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loext:graphic-properties draw:fill-color="#dd4814"/>
      <style:paragraph-properties fo:text-align="center"/>
    </style:style>
    <style:style style:name="P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13" style:family="paragraph">
      <loext:graphic-properties draw:fill="none" draw:fill-color="#ffffff"/>
      <style:text-properties fo:font-size="26pt" style:font-size-asian="26pt" style:font-size-complex="26pt"/>
    </style:style>
    <style:style style:name="P14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none" draw:fill-color="#ffffff"/>
      <style:text-properties fo:font-size="25pt" style:font-size-asian="25pt" style:font-size-complex="25pt"/>
    </style:style>
    <style:style style:name="P16" style:family="paragraph">
      <loext:graphic-properties draw:fill="none" draw:fill-color="#ffffff"/>
      <style:text-properties fo:color="#ff3333"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24pt" style:font-size-asian="24pt" style:font-size-complex="24pt"/>
    </style:style>
    <style:style style:name="P18" style:family="paragraph">
      <loext:graphic-properties draw:fill="none"/>
      <style:paragraph-properties fo:text-align="center"/>
      <style:text-properties fo:color="#ff3333" fo:font-size="26pt" fo:font-weight="bold" style:font-size-asian="26pt" style:font-weight-asian="bold" style:font-size-complex="26pt" style:font-weight-complex="bold"/>
    </style:style>
    <style:style style:name="P19" style:family="paragraph">
      <loext:graphic-properties draw:fill-color="#dd481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style:text-properties fo:color="#fc5c00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fc5c00"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3" style:family="paragraph">
      <style:text-properties fo:font-size="88pt" fo:font-weight="bold" style:font-size-asian="88pt" style:font-weight-asian="bold" style:font-size-complex="88pt" style:font-weight-complex="bold"/>
    </style:style>
    <style:style style:name="P24" style:family="paragraph">
      <loext:graphic-properties draw:fill="none" draw:fill-color="#ffffff"/>
      <style:text-properties fo:font-size="88pt" fo:font-weight="bold" style:font-size-asian="88pt" style:font-weight-asian="bold" style:font-size-complex="8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5pt" style:font-size-asian="25pt" style:font-size-complex="25pt"/>
    </style:style>
    <style:style style:name="T9" style:family="text">
      <style:text-properties fo:color="#ff3333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c5c00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6.231cm" svg:y1="9.917cm" svg:x2="50.509cm" svg:y2="5.139cm">
          <text:p/>
        </draw:line>
        <draw:polygon draw:style-name="gr2" draw:text-style-name="P2" draw:layer="layout" svg:width="7.947cm" svg:height="7.427cm" draw:transform="skewX (0.359712358836031) rotate (-0.605629250442033) translate (75.3745626605228cm 17.9869162159407cm)" svg:viewBox="0 0 7948 7428" draw:points="111,537 4601,0 7948,3132 7252,7428 4463,4818 4179,3830 3012,3461 0,642">
          <text:p/>
        </draw:polygon>
        <draw:custom-shape draw:style-name="gr3" draw:text-style-name="P4" xml:id="id1" draw:id="id1" draw:layer="layout" svg:width="2.794cm" svg:height="6.477cm" svg:x="4.013cm" svg:y="18.53cm">
          <text:p text:style-name="P3"><text:span text:style-name="T1">P</text:span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3.98cm" svg:height="13.727cm" svg:x="46.846cm" svg:y="15.473cm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<text:span text:style-name="T1">Register File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179cm" svg:height="2.071cm" svg:x="47.205cm" svg:y="27.477cm">
          <draw:text-box>
            <text:p><text:span text:style-name="T3">Dat</text:span><text:span text:style-name="T3">a</text:span></text:p>
          </draw:text-box>
        </draw:frame>
        <draw:frame draw:style-name="gr6" draw:text-style-name="P6" draw:layer="layout" svg:width="6.131cm" svg:height="1.987cm" svg:x="47.202cm" svg:y="17.364cm">
          <draw:text-box>
            <text:p><text:span text:style-name="T3">R</text:span><text:span text:style-name="T3">e</text:span><text:span text:style-name="T3">a</text:span><text:span text:style-name="T3">d</text:span><text:span text:style-name="T3"> </text:span><text:span text:style-name="T3">R</text:span><text:span text:style-name="T3">e</text:span><text:span text:style-name="T3">g</text:span><text:span text:style-name="T3">i</text:span><text:span text:style-name="T3">s</text:span><text:span text:style-name="T3">t</text:span><text:span text:style-name="T3">e</text:span><text:span text:style-name="T3">r</text:span><text:span text:style-name="T3"> </text:span><text:span text:style-name="T3">1</text:span></text:p>
          </draw:text-box>
        </draw:frame>
        <draw:frame draw:style-name="gr6" draw:text-style-name="P6" draw:layer="layout" svg:width="6.131cm" svg:height="1.987cm" svg:x="47.203cm" svg:y="19.965cm">
          <draw:text-box>
            <text:p><text:span text:style-name="T3">R</text:span><text:span text:style-name="T3">e</text:span><text:span text:style-name="T3">a</text:span><text:span text:style-name="T3">d</text:span><text:span text:style-name="T3"> </text:span><text:span text:style-name="T3">R</text:span><text:span text:style-name="T3">e</text:span><text:span text:style-name="T3">g</text:span><text:span text:style-name="T3">i</text:span><text:span text:style-name="T3">s</text:span><text:span text:style-name="T3">t</text:span><text:span text:style-name="T3">e</text:span><text:span text:style-name="T3">r</text:span><text:span text:style-name="T3"> </text:span><text:span text:style-name="T3">2</text:span></text:p>
          </draw:text-box>
        </draw:frame>
        <draw:frame draw:style-name="gr6" draw:text-style-name="P6" draw:layer="layout" svg:width="6.131cm" svg:height="1.987cm" svg:x="47.204cm" svg:y="23.566cm">
          <draw:text-box>
            <text:p><text:span text:style-name="T3">W</text:span><text:span text:style-name="T3">r</text:span><text:span text:style-name="T3">i</text:span><text:span text:style-name="T3">t</text:span><text:span text:style-name="T3">e</text:span><text:span text:style-name="T3"> </text:span><text:span text:style-name="T3">R</text:span><text:span text:style-name="T3">e</text:span><text:span text:style-name="T3">g</text:span><text:span text:style-name="T3">i</text:span><text:span text:style-name="T3">s</text:span><text:span text:style-name="T3">t</text:span><text:span text:style-name="T3">e</text:span><text:span text:style-name="T3">r</text:span></text:p>
          </draw:text-box>
        </draw:frame>
        <draw:frame draw:style-name="gr6" draw:text-style-name="P6" draw:layer="layout" svg:width="3.79cm" svg:height="1.987cm" svg:x="55.503cm" svg:y="15.765cm">
          <draw:text-box>
            <text:p><text:span text:style-name="T3">W</text:span><text:span text:style-name="T3">r</text:span><text:span text:style-name="T3">i</text:span><text:span text:style-name="T3">t</text:span><text:span text:style-name="T3">e</text:span></text:p>
          </draw:text-box>
        </draw:frame>
        <draw:frame draw:style-name="gr6" draw:text-style-name="P6" draw:layer="layout" svg:width="6.131cm" svg:height="1.987cm" svg:x="55.903cm" svg:y="19.565cm">
          <draw:text-box>
            <text:p><text:span text:style-name="T3">R</text:span><text:span text:style-name="T3">e</text:span><text:span text:style-name="T3">a</text:span><text:span text:style-name="T3">d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1</text:span></text:p>
          </draw:text-box>
        </draw:frame>
        <draw:frame draw:style-name="gr6" draw:text-style-name="P6" draw:layer="layout" svg:width="6.131cm" svg:height="1.987cm" svg:x="55.904cm" svg:y="24.066cm">
          <draw:text-box>
            <text:p><text:span text:style-name="T3">Read </text:span><text:span text:style-name="T3">Data </text:span><text:span text:style-name="T3">2</text:span></text:p>
          </draw:text-box>
        </draw:frame>
        <draw:custom-shape draw:style-name="gr7" draw:text-style-name="P7" draw:layer="layout" svg:width="10.16cm" svg:height="12.573cm" svg:x="9.763cm" svg:y="15.986cm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<text:span text:style-name="T2"/></text:p>
          <text:p text:style-name="P5"><text:span text:style-name="T2"><text:s text:c="18"/></text:span><text:span text:style-name="T4">Memory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81cm" svg:height="1.987cm" svg:x="10.017cm" svg:y="21.32cm">
          <draw:text-box>
            <text:p><text:span text:style-name="T3">Address</text:span></text:p>
          </draw:text-box>
        </draw:frame>
        <draw:frame draw:style-name="gr6" draw:text-style-name="P6" draw:layer="layout" svg:width="3.556cm" svg:height="1.987cm" svg:x="16.24cm" svg:y="21.492cm">
          <draw:text-box>
            <text:p><text:span text:style-name="T3">Data out</text:span></text:p>
          </draw:text-box>
        </draw:frame>
        <draw:frame draw:style-name="gr6" draw:text-style-name="P6" draw:layer="layout" svg:width="2.156cm" svg:height="1.987cm" svg:x="12.217cm" svg:y="16.221cm">
          <draw:text-box>
            <text:p><text:span text:style-name="T3">RD</text:span></text:p>
          </draw:text-box>
        </draw:frame>
        <draw:frame draw:style-name="gr6" draw:text-style-name="P6" draw:layer="layout" svg:width="2.156cm" svg:height="1.987cm" svg:x="16.355cm" svg:y="16.291cm">
          <draw:text-box>
            <text:p><text:span text:style-name="T3">WR</text:span></text:p>
          </draw:text-box>
        </draw:frame>
        <draw:frame draw:style-name="gr8" draw:text-style-name="P6" xml:id="id28" draw:id="id28" draw:layer="layout" svg:width="3.301cm" svg:height="1.267cm" svg:x="9.818cm" svg:y="26.022cm">
          <draw:text-box>
            <text:p><text:span text:style-name="T3">Data in</text:span></text:p>
          </draw:text-box>
        </draw:frame>
        <draw:frame draw:style-name="gr9" draw:text-style-name="P8" draw:layer="layout" svg:width="2.238cm" svg:height="1.195cm" svg:x="74.799cm" svg:y="23.277cm">
          <draw:text-box>
            <text:p><text:span text:style-name="T5">ALU</text:span></text:p>
          </draw:text-box>
        </draw:frame>
        <draw:connector draw:style-name="gr10" draw:text-style-name="P1" draw:layer="layout" svg:x1="6.807cm" svg:y1="21.768cm" svg:x2="9.89cm" svg:y2="21.776cm" draw:start-shape="id1" draw:start-glue-point="1" svg:d="M6807 21768h1792v8h1291" svg:viewBox="0 0 3084 9">
          <text:p/>
        </draw:connector>
        <draw:line draw:style-name="gr10" draw:text-style-name="P1" draw:layer="layout" svg:x1="79.118cm" svg:y1="22.558cm" svg:x2="83.131cm" svg:y2="22.558cm">
          <text:p/>
        </draw:line>
        <draw:custom-shape draw:style-name="gr11" draw:text-style-name="P7" draw:layer="layout" svg:width="0.508cm" svg:height="0.635cm" svg:x="7.604cm" svg:y="2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xml:id="id25" draw:id="id25" draw:layer="layout" svg:x1="7.858cm" svg:y1="21.494cm" svg:x2="7.858cm" svg:y2="9.534cm">
          <text:p/>
        </draw:line>
        <draw:connector draw:style-name="gr10" draw:text-style-name="P1" xml:id="id11" draw:id="id11" draw:layer="layout" draw:line-skew="-1.496cm" svg:x1="62.752cm" svg:y1="1.61cm" svg:x2="4.013cm" svg:y2="21.768cm" draw:end-shape="id1" draw:end-glue-point="3" svg:d="M62752 1610h-60736v20158h1997" svg:viewBox="0 0 60737 20159">
          <text:p/>
        </draw:connector>
        <draw:frame draw:style-name="gr13" draw:text-style-name="P9" draw:layer="layout" svg:width="0.68cm" svg:height="0.962cm" svg:x="60.381cm" svg:y="6.099cm">
          <draw:text-box>
            <text:p><text:s/></text:p>
          </draw:text-box>
        </draw:frame>
        <draw:custom-shape draw:style-name="gr14" draw:text-style-name="P10" draw:layer="layout" svg:width="0.508cm" svg:height="0.635cm" svg:x="25.06cm" svg:y="5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39.427cm" svg:y1="25.313cm" svg:x2="43.418cm" svg:y2="25.332cm">
          <text:p/>
        </draw:line>
        <draw:custom-shape draw:style-name="gr16" draw:text-style-name="P11" draw:layer="layout" svg:width="0.508cm" svg:height="0.635cm" svg:x="39.278cm" svg:y="2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41.767cm" svg:y1="23.249cm" svg:x2="43.418cm" svg:y2="23.249cm">
          <text:p/>
        </draw:line>
        <draw:custom-shape draw:style-name="gr16" draw:text-style-name="P11" draw:layer="layout" svg:width="0.508cm" svg:height="0.635cm" svg:x="61.329cm" svg:y="3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2" draw:layer="layout" svg:width="2.005cm" svg:height="1.195cm" svg:x="76.999cm" svg:y="21.978cm">
          <draw:text-box>
            <text:p><text:span text:style-name="T6">Res</text:span></text:p>
          </draw:text-box>
        </draw:frame>
        <draw:frame draw:style-name="gr18" draw:text-style-name="P12" xml:id="id32" draw:id="id32" draw:layer="layout" svg:width="2.242cm" svg:height="1.195cm" svg:x="76.4cm" svg:y="19.779cm">
          <draw:text-box>
            <text:p><text:span text:style-name="T6">Zero</text:span></text:p>
          </draw:text-box>
        </draw:frame>
        <draw:custom-shape draw:style-name="gr19" draw:text-style-name="P5" xml:id="id18" draw:id="id18" draw:layer="layout" svg:width="7.488cm" svg:height="2.032cm" draw:transform="rotate (1.56538580611371) translate (70.335cm 30.6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0" draw:text-style-name="P13" draw:layer="layout" svg:width="1.524cm" svg:height="1.276cm" svg:x="70.376cm" svg:y="23.962cm">
          <draw:text-box>
            <text:p><text:span text:style-name="T7">0</text:span></text:p>
          </draw:text-box>
        </draw:frame>
        <draw:frame draw:style-name="gr20" draw:text-style-name="P13" draw:layer="layout" svg:width="1.524cm" svg:height="1.276cm" svg:x="70.376cm" svg:y="25.362cm">
          <draw:text-box>
            <text:p><text:span text:style-name="T7">1</text:span></text:p>
          </draw:text-box>
        </draw:frame>
        <draw:custom-shape draw:style-name="gr21" draw:text-style-name="P14" draw:layer="layout" svg:width="3.302cm" svg:height="4.318cm" svg:x="51.932cm" svg:y="31.444cm">
          <text:p text:style-name="P5"><text:span text:style-name="T4">Sign-</text:span></text:p>
          <text:p text:style-name="P5"><text:span text:style-name="T4">ext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.027cm" svg:height="0.955cm" svg:x="53.375cm" svg:y="28.2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1" draw:layer="layout" svg:width="1.027cm" svg:height="0.955cm" svg:x="14.306cm" svg:y="27.59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1" draw:layer="layout" svg:width="1.027cm" svg:height="0.955cm" svg:x="4.937cm" svg:y="24.0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3" draw:text-style-name="P1" draw:layer="layout" svg:x1="39.481cm" svg:y1="33.46cm" svg:x2="39.481cm" svg:y2="11.909cm">
          <text:p/>
        </draw:line>
        <draw:line draw:style-name="gr24" draw:text-style-name="P1" draw:layer="layout" svg:x1="39.481cm" svg:y1="18.017cm" svg:x2="46.847cm" svg:y2="17.966cm">
          <text:p/>
        </draw:line>
        <draw:frame draw:style-name="gr25" draw:text-style-name="P15" draw:layer="layout" svg:width="8.382cm" svg:height="1.524cm" svg:x="39.398cm" svg:y="16.435cm">
          <draw:text-box>
            <text:p><text:span text:style-name="T8">Instruction [25-21]</text:span></text:p>
          </draw:text-box>
        </draw:frame>
        <draw:line draw:style-name="gr24" draw:text-style-name="P1" draw:layer="layout" svg:x1="39.556cm" svg:y1="20.499cm" svg:x2="46.922cm" svg:y2="20.448cm">
          <text:p/>
        </draw:line>
        <draw:frame draw:style-name="gr25" draw:text-style-name="P15" draw:layer="layout" svg:width="8.382cm" svg:height="1.524cm" svg:x="39.498cm" svg:y="18.935cm">
          <draw:text-box>
            <text:p><text:span text:style-name="T8">Instruction [20-16]</text:span></text:p>
          </draw:text-box>
        </draw:frame>
        <draw:custom-shape draw:style-name="gr26" draw:text-style-name="P5" draw:layer="layout" svg:width="4.578cm" svg:height="2.032cm" draw:transform="rotate (1.56538580611371) translate (43.418cm 26.48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0" draw:text-style-name="P13" draw:layer="layout" svg:width="1.524cm" svg:height="1.276cm" svg:x="43.443cm" svg:y="22.678cm">
          <draw:text-box>
            <text:p><text:span text:style-name="T7">0</text:span></text:p>
          </draw:text-box>
        </draw:frame>
        <draw:frame draw:style-name="gr20" draw:text-style-name="P13" draw:layer="layout" svg:width="1.524cm" svg:height="1.276cm" svg:x="43.443cm" svg:y="24.678cm">
          <draw:text-box>
            <text:p><text:span text:style-name="T7">1</text:span></text:p>
          </draw:text-box>
        </draw:frame>
        <draw:custom-shape draw:style-name="gr16" draw:text-style-name="P11" draw:layer="layout" svg:width="0.508cm" svg:height="0.635cm" svg:x="41.528cm" svg:y="20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41.782cm" svg:y1="20.608cm" svg:x2="41.767cm" svg:y2="23.3cm">
          <text:p/>
        </draw:line>
        <draw:line draw:style-name="gr15" draw:text-style-name="P1" draw:layer="layout" svg:x1="45.425cm" svg:y1="24.138cm" svg:x2="46.949cm" svg:y2="24.138cm">
          <text:p/>
        </draw:line>
        <draw:custom-shape draw:style-name="gr16" draw:text-style-name="P11" draw:layer="layout" svg:width="0.508cm" svg:height="0.635cm" svg:x="39.228cm" svg:y="2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6" draw:layer="layout" svg:width="8.382cm" svg:height="1.524cm" svg:x="36.798cm" svg:y="23.935cm">
          <draw:text-box>
            <text:p><text:span text:style-name="T3">Instruction [15-11]</text:span></text:p>
          </draw:text-box>
        </draw:frame>
        <draw:line draw:style-name="gr24" draw:text-style-name="P1" draw:layer="layout" svg:x1="39.481cm" svg:y1="33.46cm" svg:x2="51.927cm" svg:y2="33.46cm">
          <text:p/>
        </draw:line>
        <draw:frame draw:style-name="gr25" draw:text-style-name="P15" draw:layer="layout" svg:width="8.382cm" svg:height="1.524cm" svg:x="36.751cm" svg:y="33.563cm">
          <draw:text-box>
            <text:p><text:span text:style-name="T8">Instruction [15-0]</text:span></text:p>
          </draw:text-box>
        </draw:frame>
        <draw:frame draw:style-name="gr27" draw:text-style-name="P16" draw:layer="layout" svg:width="4.011cm" svg:height="1.195cm" svg:x="54.975cm" svg:y="13.367cm">
          <draw:text-box>
            <text:p><text:span text:style-name="T9">RegWrite</text:span></text:p>
          </draw:text-box>
        </draw:frame>
        <draw:line draw:style-name="gr23" draw:text-style-name="P1" draw:layer="layout" svg:x1="56.753cm" svg:y1="15.426cm" svg:x2="56.753cm" svg:y2="14.664cm">
          <text:p/>
        </draw:line>
        <draw:line draw:style-name="gr23" draw:text-style-name="P1" draw:layer="layout" svg:x1="71.553cm" svg:y1="30.341cm" svg:x2="71.553cm" svg:y2="29.579cm">
          <text:p/>
        </draw:line>
        <draw:frame draw:style-name="gr28" draw:text-style-name="P16" draw:layer="layout" svg:width="3.978cm" svg:height="1.195cm" svg:x="70.42cm" svg:y="30.372cm">
          <draw:text-box>
            <text:p><text:span text:style-name="T9">ALUSrcB</text:span></text:p>
          </draw:text-box>
        </draw:frame>
        <draw:line draw:style-name="gr23" draw:text-style-name="P1" draw:layer="layout" svg:x1="77.065cm" svg:y1="26.245cm" svg:x2="77.065cm" svg:y2="25.483cm">
          <text:p/>
        </draw:line>
        <draw:frame draw:style-name="gr29" draw:text-style-name="P16" draw:layer="layout" svg:width="3.275cm" svg:height="1.195cm" svg:x="75.689cm" svg:y="26.169cm">
          <draw:text-box>
            <text:p><text:span text:style-name="T9">ALUOp</text:span></text:p>
          </draw:text-box>
        </draw:frame>
        <draw:line draw:style-name="gr23" draw:text-style-name="P1" draw:layer="layout" svg:x1="55.28cm" svg:y1="33.46cm" svg:x2="63.408cm" svg:y2="33.46cm">
          <text:p/>
        </draw:line>
        <draw:line draw:style-name="gr30" draw:text-style-name="P1" draw:layer="layout" svg:x1="48.752cm" svg:y1="34.349cm" svg:x2="49.768cm" svg:y2="32.698cm">
          <text:p/>
        </draw:line>
        <draw:frame draw:style-name="gr31" draw:text-style-name="P17" draw:layer="layout" svg:width="1.524cm" svg:height="1.651cm" svg:x="49.006cm" svg:y="33.654cm">
          <draw:text-box>
            <text:p><text:span text:style-name="T10">16</text:span></text:p>
          </draw:text-box>
        </draw:frame>
        <draw:line draw:style-name="gr30" draw:text-style-name="P1" draw:layer="layout" svg:x1="57.152cm" svg:y1="34.35cm" svg:x2="58.168cm" svg:y2="32.699cm">
          <text:p/>
        </draw:line>
        <draw:frame draw:style-name="gr31" draw:text-style-name="P17" draw:layer="layout" svg:width="1.524cm" svg:height="1.651cm" svg:x="57.506cm" svg:y="33.655cm">
          <draw:text-box>
            <text:p><text:span text:style-name="T10">32</text:span></text:p>
          </draw:text-box>
        </draw:frame>
        <draw:custom-shape draw:style-name="gr26" draw:text-style-name="P5" draw:layer="layout" svg:width="4.578cm" svg:height="2.032cm" draw:transform="rotate (1.56538580611371) translate (34.371cm 30.45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0" draw:text-style-name="P13" draw:layer="layout" svg:width="1.524cm" svg:height="1.276cm" svg:x="34.396cm" svg:y="26.654cm">
          <draw:text-box>
            <text:p><text:span text:style-name="T7">1</text:span></text:p>
          </draw:text-box>
        </draw:frame>
        <draw:frame draw:style-name="gr20" draw:text-style-name="P13" draw:layer="layout" svg:width="1.524cm" svg:height="1.276cm" svg:x="34.396cm" svg:y="28.654cm">
          <draw:text-box>
            <text:p><text:span text:style-name="T7">0</text:span></text:p>
          </draw:text-box>
        </draw:frame>
        <draw:line draw:style-name="gr23" draw:text-style-name="P1" draw:layer="layout" svg:x1="35.487cm" svg:y1="30.624cm" svg:x2="35.487cm" svg:y2="29.862cm">
          <text:p/>
        </draw:line>
        <draw:frame draw:style-name="gr32" draw:text-style-name="P16" draw:layer="layout" svg:width="4.824cm" svg:height="1.195cm" svg:x="33.71cm" svg:y="30.666cm">
          <draw:text-box>
            <text:p><text:span text:style-name="T9">M</text:span><text:span text:style-name="T9">e</text:span><text:span text:style-name="T9">m</text:span><text:span text:style-name="T9">T</text:span><text:span text:style-name="T9">o</text:span><text:span text:style-name="T9">R</text:span><text:span text:style-name="T9">e</text:span><text:span text:style-name="T9">g</text:span></text:p>
          </draw:text-box>
        </draw:frame>
        <draw:line draw:style-name="gr24" draw:text-style-name="P1" xml:id="id13" draw:id="id13" draw:layer="layout" svg:x1="32.742cm" svg:y1="29.369cm" svg:x2="34.393cm" svg:y2="29.369cm">
          <text:p/>
        </draw:line>
        <draw:line draw:style-name="gr12" draw:text-style-name="P1" draw:layer="layout" svg:x1="21.628cm" svg:y1="25.359cm" svg:x2="21.628cm" svg:y2="18.307cm">
          <text:p/>
        </draw:line>
        <draw:line draw:style-name="gr33" draw:text-style-name="P1" draw:layer="layout" svg:x1="36.433cm" svg:y1="28.305cm" svg:x2="46.847cm" svg:y2="28.305cm">
          <text:p/>
        </draw:line>
        <draw:line draw:style-name="gr23" draw:text-style-name="P1" draw:layer="layout" svg:x1="44.553cm" svg:y1="26.645cm" svg:x2="44.553cm" svg:y2="25.883cm">
          <text:p/>
        </draw:line>
        <draw:frame draw:style-name="gr34" draw:text-style-name="P16" draw:layer="layout" svg:width="3.791cm" svg:height="1.195cm" svg:x="42.877cm" svg:y="26.569cm">
          <draw:text-box>
            <text:p><text:span text:style-name="T9">R</text:span><text:span text:style-name="T9">eg</text:span><text:span text:style-name="T9">D</text:span><text:span text:style-name="T9">es</text:span><text:span text:style-name="T9">t</text:span></text:p>
          </draw:text-box>
        </draw:frame>
        <draw:custom-shape draw:style-name="gr35" draw:text-style-name="P5" draw:layer="layout" svg:width="1.651cm" svg:height="1.905cm" draw:transform="rotate (-3.14159265358979) translate (13.092cm 5.164cm)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36" draw:text-style-name="P5" xml:id="id10" draw:id="id10" draw:layer="layout" svg:width="7.698cm" svg:height="2.032cm" draw:transform="rotate (1.56538580611371) translate (84.27cm 11.27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0" draw:text-style-name="P13" xml:id="id15" draw:id="id15" draw:layer="layout" svg:width="1.524cm" svg:height="1.276cm" svg:x="84.312cm" svg:y="4.353cm">
          <draw:text-box>
            <text:p><text:span text:style-name="T7">0</text:span></text:p>
          </draw:text-box>
        </draw:frame>
        <draw:frame draw:style-name="gr20" draw:text-style-name="P13" xml:id="id24" draw:id="id24" draw:layer="layout" svg:width="1.524cm" svg:height="1.276cm" svg:x="84.312cm" svg:y="7.453cm">
          <draw:text-box>
            <text:p><text:span text:style-name="T7">2</text:span></text:p>
          </draw:text-box>
        </draw:frame>
        <draw:line draw:style-name="gr23" draw:text-style-name="P1" draw:layer="layout" svg:x1="85.517cm" svg:y1="10.892cm" svg:x2="85.517cm" svg:y2="10.13cm">
          <text:p/>
        </draw:line>
        <draw:frame draw:style-name="gr37" draw:text-style-name="P16" draw:layer="layout" svg:width="2.945cm" svg:height="1.195cm" svg:x="84.305cm" svg:y="11.078cm">
          <draw:text-box>
            <text:p><text:span text:style-name="T9">P</text:span><text:span text:style-name="T9">C</text:span><text:span text:style-name="T9">Sr</text:span><text:span text:style-name="T9">c</text:span></text:p>
          </draw:text-box>
        </draw:frame>
        <draw:custom-shape draw:style-name="gr38" draw:text-style-name="P18" draw:layer="layout" svg:width="4.204cm" svg:height="4.318cm" svg:x="44.432cm" svg:y="10.546cm">
          <text:p text:style-name="P5"><text:span text:style-name="T11">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30" draw:id="id30" draw:layer="layout" svg:width="3.302cm" svg:height="4.318cm" svg:x="37.835cm" svg:y="2.847cm">
          <text:p text:style-name="P5"><text:span text:style-name="T4">Shift</text:span></text:p>
          <text:p text:style-name="P5"><text:span text:style-name="T4">lef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9" draw:id="id9" draw:layer="layout" svg:width="0.508cm" svg:height="0.635cm" svg:x="39.227cm" svg:y="1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39.481cm" svg:y1="11.909cm" svg:x2="44.688cm" svg:y2="11.87cm">
          <text:p/>
        </draw:line>
        <draw:custom-shape draw:style-name="gr16" draw:text-style-name="P11" xml:id="id29" draw:id="id29" draw:layer="layout" svg:width="0.508cm" svg:height="0.635cm" svg:x="39.227cm" svg:y="11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5" draw:layer="layout" svg:width="5.715cm" svg:height="1.308cm" svg:x="39.989cm" svg:y="10.435cm">
          <draw:text-box>
            <text:p><text:span text:style-name="T8">Inst [31-26]</text:span></text:p>
          </draw:text-box>
        </draw:frame>
        <draw:line draw:style-name="gr24" draw:text-style-name="P1" draw:layer="layout" svg:x1="39.481cm" svg:y1="14.019cm" svg:x2="44.739cm" svg:y2="13.968cm">
          <text:p/>
        </draw:line>
        <draw:custom-shape draw:style-name="gr16" draw:text-style-name="P11" draw:layer="layout" svg:width="0.508cm" svg:height="0.635cm" svg:x="39.227cm" svg:y="1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5" draw:layer="layout" svg:width="3.947cm" svg:height="1.524cm" svg:x="39.598cm" svg:y="12.535cm">
          <draw:text-box>
            <text:p><text:span text:style-name="T8">Inst [5-0]</text:span></text:p>
          </draw:text-box>
        </draw:frame>
        <draw:frame draw:style-name="gr40" draw:text-style-name="P15" draw:layer="layout" svg:width="6.106cm" svg:height="2.215cm" svg:x="28.178cm" svg:y="5.28cm">
          <draw:text-box>
            <text:p><text:span text:style-name="T8">Inst [25-0]</text:span></text:p>
          </draw:text-box>
        </draw:frame>
        <draw:line draw:style-name="gr30" draw:text-style-name="P1" draw:layer="layout" svg:x1="31.946cm" svg:y1="7.793cm" svg:x2="33.262cm" svg:y2="6.755cm">
          <text:p/>
        </draw:line>
        <draw:frame draw:style-name="gr31" draw:text-style-name="P17" draw:layer="layout" svg:width="1.524cm" svg:height="1.651cm" svg:x="32.8cm" svg:y="6.811cm">
          <draw:text-box>
            <text:p><text:span text:style-name="T10">26</text:span></text:p>
          </draw:text-box>
        </draw:frame>
        <draw:line draw:style-name="gr30" draw:text-style-name="P1" draw:layer="layout" svg:x1="41.713cm" svg:y1="6.234cm" svg:x2="42.729cm" svg:y2="4.583cm">
          <text:p/>
        </draw:line>
        <draw:frame draw:style-name="gr31" draw:text-style-name="P17" draw:layer="layout" svg:width="1.524cm" svg:height="1.651cm" svg:x="41.967cm" svg:y="5.139cm">
          <draw:text-box>
            <text:p><text:span text:style-name="T10">28</text:span></text:p>
          </draw:text-box>
        </draw:frame>
        <draw:custom-shape draw:style-name="gr16" draw:text-style-name="P11" draw:layer="layout" svg:width="0.508cm" svg:height="0.635cm" svg:x="46.231cm" svg:y="9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508cm" svg:height="0.635cm" svg:x="50.432cm" svg:y="4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1" draw:layer="layout" svg:x1="48.752cm" svg:y1="12.632cm" svg:x2="51.038cm" svg:y2="12.632cm">
          <text:p/>
        </draw:line>
        <draw:frame draw:style-name="gr42" draw:text-style-name="P15" draw:layer="layout" svg:width="7.534cm" svg:height="1.723cm" svg:x="47.398cm" svg:y="6.135cm">
          <draw:text-box>
            <text:p><text:span text:style-name="T8">PC [31-28]</text:span></text:p>
          </draw:text-box>
        </draw:frame>
        <draw:line draw:style-name="gr30" draw:text-style-name="P1" draw:layer="layout" svg:x1="51.64cm" svg:y1="5.72cm" svg:x2="52.316cm" svg:y2="4.571cm">
          <text:p/>
        </draw:line>
        <draw:frame draw:style-name="gr31" draw:text-style-name="P17" draw:layer="layout" svg:width="1.524cm" svg:height="1.651cm" svg:x="52.154cm" svg:y="3.927cm">
          <draw:text-box>
            <text:p><text:span text:style-name="T10">32</text:span></text:p>
          </draw:text-box>
        </draw:frame>
        <draw:line draw:style-name="gr23" draw:text-style-name="P1" xml:id="id23" draw:id="id23" draw:layer="layout" svg:x1="41.081cm" svg:y1="5.14cm" svg:x2="56.575cm" svg:y2="5.14cm">
          <text:p/>
        </draw:line>
        <draw:line draw:style-name="gr23" draw:text-style-name="P1" draw:layer="layout" svg:x1="17.133cm" svg:y1="16.027cm" svg:x2="17.133cm" svg:y2="15.265cm">
          <text:p/>
        </draw:line>
        <draw:line draw:style-name="gr23" draw:text-style-name="P1" draw:layer="layout" svg:x1="12.987cm" svg:y1="16.034cm" svg:x2="12.987cm" svg:y2="15.272cm">
          <text:p/>
        </draw:line>
        <draw:frame draw:style-name="gr43" draw:text-style-name="P16" draw:layer="layout" svg:width="4.346cm" svg:height="1.195cm" svg:x="15.349cm" svg:y="14.002cm">
          <draw:text-box>
            <text:p><text:span text:style-name="T9">MemWrite</text:span></text:p>
          </draw:text-box>
        </draw:frame>
        <draw:frame draw:style-name="gr44" draw:text-style-name="P16" draw:layer="layout" svg:width="4.405cm" svg:height="1.195cm" svg:x="10.312cm" svg:y="13.934cm">
          <draw:text-box>
            <text:p><text:span text:style-name="T9">MemRead</text:span></text:p>
          </draw:text-box>
        </draw:frame>
        <draw:frame draw:style-name="gr20" draw:text-style-name="P13" draw:layer="layout" svg:width="1.524cm" svg:height="1.276cm" svg:x="70.376cm" svg:y="26.962cm">
          <draw:text-box>
            <text:p><text:span text:style-name="T7">2</text:span></text:p>
          </draw:text-box>
        </draw:frame>
        <draw:frame draw:style-name="gr20" draw:text-style-name="P13" xml:id="id7" draw:id="id7" draw:layer="layout" svg:width="1.524cm" svg:height="1.276cm" svg:x="70.376cm" svg:y="28.462cm">
          <draw:text-box>
            <text:p><text:span text:style-name="T7">3</text:span></text:p>
          </draw:text-box>
        </draw:frame>
        <draw:custom-shape draw:style-name="gr45" draw:text-style-name="P19" xml:id="id8" draw:id="id8" draw:layer="layout" svg:width="4.445cm" svg:height="3.556cm" svg:x="23.885cm" svg:y="16.215cm">
          <text:p text:style-name="P5"><text:span text:style-name="T12">IR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159cm" svg:height="1.987cm" svg:x="4.392cm" svg:y="18.68cm">
          <draw:text-box>
            <text:p><text:span text:style-name="T3">load</text:span></text:p>
          </draw:text-box>
        </draw:frame>
        <draw:custom-shape draw:style-name="gr22" draw:text-style-name="P11" draw:layer="layout" svg:width="1.027cm" svg:height="0.955cm" svg:x="25.636cm" svg:y="18.8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19" xml:id="id2" draw:id="id2" draw:layer="layout" svg:width="4.445cm" svg:height="3.556cm" svg:x="23.898cm" svg:y="23.176cm">
          <text:p text:style-name="P5"><text:span text:style-name="T12">MDR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.027cm" svg:height="0.955cm" svg:x="25.649cm" svg:y="25.8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1" draw:layer="layout" svg:x1="19.95cm" svg:y1="22.082cm" svg:x2="21.855cm" svg:y2="22.082cm">
          <text:p/>
        </draw:line>
        <draw:custom-shape draw:style-name="gr11" draw:text-style-name="P7" draw:layer="layout" svg:width="0.508cm" svg:height="0.635cm" svg:x="21.405cm" svg:y="21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21.628cm" svg:y1="18.307cm" svg:x2="23.889cm" svg:y2="18.307cm">
          <text:p/>
        </draw:line>
        <draw:line draw:style-name="gr10" draw:text-style-name="P1" draw:layer="layout" svg:x1="21.603cm" svg:y1="25.307cm" svg:x2="23.864cm" svg:y2="25.307cm">
          <text:p/>
        </draw:line>
        <draw:line draw:style-name="gr24" draw:text-style-name="P1" xml:id="id3" draw:id="id3" draw:layer="layout" svg:x1="32.717cm" svg:y1="27.369cm" svg:x2="34.368cm" svg:y2="27.369cm">
          <text:p/>
        </draw:line>
        <draw:connector draw:style-name="gr46" draw:text-style-name="P5" draw:layer="layout" svg:x1="28.343cm" svg:y1="24.954cm" svg:x2="32.717cm" svg:y2="27.369cm" draw:start-shape="id2" draw:start-glue-point="1" draw:end-shape="id3" draw:end-glue-point="3" svg:d="M28343 24954h2162v2415h2212" svg:viewBox="0 0 4375 2416">
          <text:p/>
        </draw:connector>
        <draw:custom-shape draw:style-name="gr21" draw:text-style-name="P14" xml:id="id6" draw:id="id6" draw:layer="layout" svg:width="3.302cm" svg:height="4.318cm" svg:x="62.927cm" svg:y="31.342cm">
          <text:p text:style-name="P5"><text:span text:style-name="T4">Shift</text:span></text:p>
          <text:p text:style-name="P5"><text:span text:style-name="T4">lef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xml:id="id16" draw:id="id16" draw:layer="layout" svg:width="4.578cm" svg:height="2.032cm" draw:transform="rotate (1.56538580611371) translate (70.317cm 20.9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0" draw:text-style-name="P13" draw:layer="layout" svg:width="1.524cm" svg:height="1.276cm" svg:x="70.342cm" svg:y="17.177cm">
          <draw:text-box>
            <text:p><text:span text:style-name="T7">1</text:span></text:p>
          </draw:text-box>
        </draw:frame>
        <draw:frame draw:style-name="gr20" draw:text-style-name="P13" draw:layer="layout" svg:width="1.524cm" svg:height="1.276cm" svg:x="70.342cm" svg:y="19.177cm">
          <draw:text-box>
            <text:p><text:span text:style-name="T7">0</text:span></text:p>
          </draw:text-box>
        </draw:frame>
        <draw:line draw:style-name="gr23" draw:text-style-name="P1" draw:layer="layout" svg:x1="71.433cm" svg:y1="21.147cm" svg:x2="71.433cm" svg:y2="20.385cm">
          <text:p/>
        </draw:line>
        <draw:line draw:style-name="gr24" draw:text-style-name="P1" xml:id="id5" draw:id="id5" draw:layer="layout" svg:x1="68.688cm" svg:y1="19.892cm" svg:x2="70.339cm" svg:y2="19.892cm">
          <text:p/>
        </draw:line>
        <draw:line draw:style-name="gr10" draw:text-style-name="P1" xml:id="id22" draw:id="id22" draw:layer="layout" svg:x1="68.663cm" svg:y1="17.892cm" svg:x2="70.314cm" svg:y2="17.892cm">
          <text:p/>
        </draw:line>
        <draw:frame draw:style-name="gr47" draw:text-style-name="P21" draw:layer="layout" svg:width="1.133cm" svg:height="1.517cm" svg:x="67.537cm" svg:y="25.257cm">
          <draw:text-box>
            <text:p text:style-name="P20"><text:span text:style-name="T13">4</text:span></text:p>
          </draw:text-box>
        </draw:frame>
        <draw:custom-shape draw:style-name="gr48" draw:text-style-name="P22" xml:id="id4" draw:id="id4" draw:layer="layout" svg:width="3.863cm" svg:height="3.087cm" svg:x="62.034cm" svg:y="18.36cm">
          <text:p text:style-name="P5"><text:span text:style-name="T12">A</text:span></text:p>
          <draw:enhanced-geometry svg:viewBox="0 0 21600 21600" draw:type="rectangle" draw:enhanced-path="M 0 0 L 21600 0 21600 21600 0 21600 0 0 Z N"/>
        </draw:custom-shape>
        <draw:custom-shape draw:style-name="gr49" draw:text-style-name="P11" draw:layer="layout" svg:width="1.027cm" svg:height="0.828cm" svg:x="63.485cm" svg:y="20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8" draw:text-style-name="P22" draw:layer="layout" svg:width="3.863cm" svg:height="3.087cm" svg:x="62.034cm" svg:y="23.16cm">
          <text:p text:style-name="P5"><text:span text:style-name="T12">B</text:span></text:p>
          <draw:enhanced-geometry svg:viewBox="0 0 21600 21600" draw:type="rectangle" draw:enhanced-path="M 0 0 L 21600 0 21600 21600 0 21600 0 0 Z N"/>
        </draw:custom-shape>
        <draw:custom-shape draw:style-name="gr49" draw:text-style-name="P11" draw:layer="layout" svg:width="1.027cm" svg:height="0.828cm" svg:x="63.485cm" svg:y="25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3" xml:id="id21" draw:id="id21" draw:layer="layout" svg:width="1.524cm" svg:height="1.276cm" svg:x="84.312cm" svg:y="5.853cm">
          <draw:text-box>
            <text:p><text:span text:style-name="T7">1</text:span></text:p>
          </draw:text-box>
        </draw:frame>
        <draw:frame draw:style-name="gr20" draw:text-style-name="P13" draw:layer="layout" svg:width="1.524cm" svg:height="1.276cm" svg:x="84.312cm" svg:y="9.153cm">
          <draw:text-box>
            <text:p><text:span text:style-name="T7">3</text:span></text:p>
          </draw:text-box>
        </draw:frame>
        <draw:custom-shape draw:style-name="gr50" draw:text-style-name="P3" xml:id="id12" draw:id="id12" draw:layer="layout" svg:width="4.498cm" svg:height="3.087cm" svg:x="83.116cm" svg:y="20.9cm">
          <text:p text:style-name="P5"><text:span text:style-name="T1">ALUOut</text:span></text:p>
          <draw:enhanced-geometry svg:viewBox="0 0 21600 21600" draw:type="rectangle" draw:enhanced-path="M 0 0 L 21600 0 21600 21600 0 21600 0 0 Z N"/>
        </draw:custom-shape>
        <draw:custom-shape draw:style-name="gr49" draw:text-style-name="P11" draw:layer="layout" svg:width="1.027cm" svg:height="0.828cm" svg:x="84.867cm" svg:y="23.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3" draw:text-style-name="P1" draw:layer="layout" svg:x1="60.817cm" svg:y1="20.05cm" svg:x2="61.96cm" svg:y2="20.05cm">
          <text:p/>
        </draw:line>
        <draw:line draw:style-name="gr23" draw:text-style-name="P1" draw:layer="layout" svg:x1="60.846cm" svg:y1="24.65cm" svg:x2="61.989cm" svg:y2="24.65cm">
          <text:p/>
        </draw:line>
        <draw:connector draw:style-name="gr46" draw:text-style-name="P5" draw:layer="layout" svg:x1="65.897cm" svg:y1="19.903cm" svg:x2="68.688cm" svg:y2="19.892cm" draw:start-shape="id4" draw:start-glue-point="1" draw:end-shape="id5" draw:end-glue-point="3" svg:d="M65897 19903h1370v-11h1421" svg:viewBox="0 0 2792 12">
          <text:p/>
        </draw:connector>
        <draw:line draw:style-name="gr24" draw:text-style-name="P1" draw:layer="layout" svg:x1="65.897cm" svg:y1="24.622cm" svg:x2="70.342cm" svg:y2="24.622cm">
          <text:p/>
        </draw:line>
        <draw:line draw:style-name="gr10" draw:text-style-name="P1" draw:layer="layout" svg:x1="68.564cm" svg:y1="26.019cm" svg:x2="70.342cm" svg:y2="26.019cm">
          <text:p/>
        </draw:line>
        <draw:line draw:style-name="gr23" draw:text-style-name="P1" draw:layer="layout" svg:x1="61.629cm" svg:y1="33.336cm" svg:x2="61.687cm" svg:y2="27.67cm">
          <text:p/>
        </draw:line>
        <draw:line draw:style-name="gr24" draw:text-style-name="P1" draw:layer="layout" svg:x1="61.687cm" svg:y1="27.67cm" svg:x2="70.317cm" svg:y2="27.67cm">
          <text:p/>
        </draw:line>
        <draw:connector draw:style-name="gr51" draw:text-style-name="P5" draw:layer="layout" svg:x1="66.229cm" svg:y1="33.501cm" svg:x2="70.376cm" svg:y2="29.1cm" draw:start-shape="id6" draw:start-glue-point="10" draw:end-shape="id7" draw:end-glue-point="3" svg:d="M66229 33501h2075v-4401h2072" svg:viewBox="0 0 4148 4402">
          <text:p/>
        </draw:connector>
        <draw:connector draw:style-name="gr46" draw:text-style-name="P5" draw:layer="layout" svg:x1="28.33cm" svg:y1="17.993cm" svg:x2="39.227cm" svg:y2="18.003cm" draw:start-shape="id8" draw:start-glue-point="1" draw:end-shape="id9" draw:end-glue-point="6" svg:d="M28330 17993h5448v10h5449" svg:viewBox="0 0 10898 11">
          <text:p/>
        </draw:connector>
        <draw:frame draw:style-name="gr28" draw:text-style-name="P16" draw:layer="layout" svg:width="3.978cm" svg:height="1.195cm" svg:x="69.861cm" svg:y="21.122cm">
          <draw:text-box>
            <text:p><text:span text:style-name="T9">ALUSrcA</text:span></text:p>
          </draw:text-box>
        </draw:frame>
        <draw:custom-shape draw:style-name="gr22" draw:text-style-name="P11" draw:layer="layout" svg:width="1.027cm" svg:height="0.955cm" svg:x="45.974cm" svg:y="13.8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2" draw:text-style-name="P5" draw:layer="layout" draw:line-skew="1.53cm" svg:x1="86.33cm" svg:y1="7.44cm" svg:x2="62.752cm" svg:y2="1.61cm" draw:start-shape="id10" draw:start-glue-point="5" draw:end-shape="id11" draw:end-glue-point="2" svg:d="M86330 7440h2046v-5830h-25624" svg:viewBox="0 0 25625 5831">
          <text:p/>
        </draw:connector>
        <draw:connector draw:style-name="gr46" draw:text-style-name="P5" draw:layer="layout" draw:line-skew="0.769cm 13.463cm" svg:x1="87.614cm" svg:y1="22.443cm" svg:x2="32.742cm" svg:y2="29.369cm" draw:start-shape="id12" draw:start-glue-point="1" draw:end-shape="id13" draw:end-glue-point="3" svg:d="M87614 22443h1270v17546h-56142v-10620" svg:viewBox="0 0 56143 17547">
          <text:p/>
        </draw:connector>
        <draw:custom-shape draw:style-name="gr53" draw:text-style-name="P7" xml:id="id14" draw:id="id14" draw:layer="layout" svg:width="0.635cm" svg:height="0.762cm" svg:x="80.422cm" svg:y="22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5" draw:layer="layout" svg:x1="80.74cm" svg:y1="22.258cm" svg:x2="84.312cm" svg:y2="4.991cm" draw:start-shape="id14" draw:start-glue-point="4" draw:end-shape="id15" draw:end-glue-point="3" svg:d="M80740 22258v-17267h3572" svg:viewBox="0 0 3573 17268">
          <text:p/>
        </draw:connector>
        <draw:line draw:style-name="gr10" draw:text-style-name="P1" xml:id="id17" draw:id="id17" draw:layer="layout" svg:x1="73.644cm" svg:y1="20.177cm" svg:x2="74.787cm" svg:y2="20.177cm">
          <text:p/>
        </draw:line>
        <draw:line draw:style-name="gr10" draw:text-style-name="P1" xml:id="id19" draw:id="id19" draw:layer="layout" svg:x1="73.695cm" svg:y1="25.003cm" svg:x2="74.838cm" svg:y2="25.003cm">
          <text:p/>
        </draw:line>
        <draw:connector draw:style-name="gr52" draw:text-style-name="P5" draw:layer="layout" svg:x1="72.366cm" svg:y1="18.704cm" svg:x2="73.644cm" svg:y2="20.177cm" draw:start-shape="id16" draw:start-glue-point="5" draw:end-shape="id17" draw:end-glue-point="3" svg:d="M72366 18704h530v1473h748" svg:viewBox="0 0 1279 1474">
          <text:p/>
        </draw:connector>
        <draw:connector draw:style-name="gr52" draw:text-style-name="P5" draw:layer="layout" svg:x1="72.394cm" svg:y1="26.944cm" svg:x2="73.695cm" svg:y2="25.003cm" draw:start-shape="id18" draw:start-glue-point="5" draw:end-shape="id19" draw:end-glue-point="3" svg:d="M72394 26944h545v-1941h756" svg:viewBox="0 0 1302 1942">
          <text:p/>
        </draw:connector>
        <draw:custom-shape draw:style-name="gr55" draw:text-style-name="P11" xml:id="id20" draw:id="id20" draw:layer="layout" svg:width="0.635cm" svg:height="0.762cm" svg:x="88.522cm" svg:y="22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line-skew="0cm -2.167cm" svg:x1="88.84cm" svg:y1="22.159cm" svg:x2="84.312cm" svg:y2="6.491cm" draw:start-shape="id20" draw:start-glue-point="4" draw:end-shape="id21" draw:end-glue-point="3" svg:d="M88840 22159v-7515h-7195v-8153h2667" svg:viewBox="0 0 7196 15669">
          <text:p/>
        </draw:connector>
        <draw:connector draw:style-name="gr52" draw:text-style-name="P5" xml:id="id26" draw:id="id26" draw:layer="layout" draw:line-skew="10.875cm" svg:x1="44.979cm" svg:y1="9.55cm" svg:x2="68.663cm" svg:y2="17.892cm" draw:end-shape="id22" draw:end-glue-point="3" svg:d="M44979 9550h22416v8342h1268" svg:viewBox="0 0 23685 8343">
          <text:p/>
        </draw:connector>
        <draw:custom-shape draw:style-name="gr55" draw:text-style-name="P11" xml:id="id27" draw:id="id27" draw:layer="layout" svg:width="0.635cm" svg:height="0.762cm" svg:x="67.022cm" svg:y="24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svg:x1="56.575cm" svg:y1="5.14cm" svg:x2="84.312cm" svg:y2="8.091cm" draw:start-shape="id23" draw:start-glue-point="1" draw:end-shape="id24" draw:end-glue-point="3" svg:d="M56575 5140h13894v2951h13843" svg:viewBox="0 0 27738 2952">
          <text:p/>
        </draw:connector>
        <draw:connector draw:style-name="gr52" draw:text-style-name="P5" draw:layer="layout" svg:x1="7.858cm" svg:y1="9.534cm" svg:x2="44.979cm" svg:y2="9.55cm" draw:start-shape="id25" draw:start-glue-point="0" draw:end-shape="id26" draw:end-glue-point="2" svg:d="M7858 9534h18561v16h18560" svg:viewBox="0 0 37122 17">
          <text:p/>
        </draw:connector>
        <draw:connector draw:style-name="gr24" draw:text-style-name="P1" draw:layer="layout" draw:line-skew="9.448cm -2.168cm" svg:x1="67.34cm" svg:y1="25.021cm" svg:x2="9.818cm" svg:y2="26.655cm" draw:start-shape="id27" draw:start-glue-point="8" draw:end-shape="id28" draw:end-glue-point="3" svg:d="M67340 25021v12216h-60190v-10582h2668" svg:viewBox="0 0 60191 12217">
          <text:p/>
        </draw:connector>
        <draw:connector draw:style-name="gr24" draw:text-style-name="P1" draw:layer="layout" draw:line-skew="-4.711cm" svg:x1="39.227cm" svg:y1="11.895cm" svg:x2="37.835cm" svg:y2="5.006cm" draw:start-shape="id29" draw:start-glue-point="6" draw:end-shape="id30" draw:end-glue-point="6" svg:d="M39227 11895h-6604v-6889h5212" svg:viewBox="0 0 6605 6890">
          <text:p/>
        </draw:connector>
        <draw:frame draw:style-name="gr6" draw:text-style-name="P6" draw:layer="layout" svg:width="2.159cm" svg:height="1.987cm" svg:x="25.13cm" svg:y="16.24cm">
          <draw:text-box>
            <text:p><text:span text:style-name="T3">load</text:span></text:p>
          </draw:text-box>
        </draw:frame>
        <draw:path draw:style-name="gr56" draw:text-style-name="P5" xml:id="id31" draw:id="id31" draw:layer="layout" svg:width="1.778cm" svg:height="2.159cm" svg:x="7.731cm" svg:y="3.539cm" svg:viewBox="0 0 1779 2160" svg:d="M1779 2160c-148 0-1779-540-1779-1080s1631-1080 1779-1080c-149 0-297 540-297 1080s148 1080 297 1080zM0 0zM1779 2160z">
          <text:p/>
        </draw:path>
        <draw:line draw:style-name="gr23" draw:text-style-name="P1" draw:layer="layout" svg:x1="11.414cm" svg:y1="4.175cm" svg:x2="9.255cm" svg:y2="4.175cm">
          <text:p/>
        </draw:line>
        <draw:connector draw:style-name="gr24" draw:text-style-name="P1" draw:layer="layout" svg:x1="7.731cm" svg:y1="4.619cm" svg:x2="5.41cm" svg:y2="18.53cm" draw:start-shape="id31" draw:start-glue-point="3" draw:end-shape="id1" draw:end-glue-point="0" svg:d="M7731 4619h-2321v13911" svg:viewBox="0 0 2322 13912">
          <text:p/>
        </draw:connector>
        <draw:line draw:style-name="gr57" draw:text-style-name="P1" draw:layer="layout" svg:x1="13.092cm" svg:y1="4.81cm" svg:x2="15.251cm" svg:y2="4.81cm">
          <text:p/>
        </draw:line>
        <draw:frame draw:style-name="gr27" draw:text-style-name="P16" draw:layer="layout" svg:width="5.654cm" svg:height="1.195cm" svg:x="15.232cm" svg:y="4.175cm">
          <draw:text-box>
            <text:p><text:span text:style-name="T9">PCWriteCond</text:span></text:p>
          </draw:text-box>
        </draw:frame>
        <draw:line draw:style-name="gr57" draw:text-style-name="P1" xml:id="id33" draw:id="id33" draw:layer="layout" svg:x1="13.065cm" svg:y1="3.667cm" svg:x2="15.351cm" svg:y2="3.667cm">
          <text:p/>
        </draw:line>
        <draw:connector draw:style-name="gr46" draw:text-style-name="P5" draw:layer="layout" draw:line-skew="-9.504cm" svg:x1="77.521cm" svg:y1="19.779cm" svg:x2="15.351cm" svg:y2="3.667cm" draw:start-shape="id32" draw:start-glue-point="0" draw:end-shape="id33" draw:end-glue-point="1" svg:d="M77521 19779v-17432h-62170v1320" svg:viewBox="0 0 62171 17433">
          <text:p/>
        </draw:connector>
        <draw:frame draw:style-name="gr27" draw:text-style-name="P16" xml:id="id34" draw:id="id34" draw:layer="layout" svg:width="4.011cm" svg:height="1.195cm" svg:x="11.032cm" svg:y="5.876cm">
          <draw:text-box>
            <text:p><text:span text:style-name="T9">PCWrite</text:span></text:p>
          </draw:text-box>
        </draw:frame>
        <draw:line draw:style-name="gr23" draw:text-style-name="P1" xml:id="id35" draw:id="id35" draw:layer="layout" svg:x1="9.382cm" svg:y1="5.318cm" svg:x2="10.271cm" svg:y2="5.318cm">
          <text:p/>
        </draw:line>
        <draw:connector draw:style-name="gr46" draw:text-style-name="P5" draw:layer="layout" svg:x1="11.032cm" svg:y1="6.473cm" svg:x2="10.271cm" svg:y2="5.318cm" draw:start-shape="id34" draw:start-glue-point="3" draw:end-shape="id35" draw:end-glue-point="1" svg:d="M11032 6473h-761v-1155" svg:viewBox="0 0 762 1156">
          <text:p/>
        </draw:connector>
        <draw:frame draw:style-name="gr27" draw:text-style-name="P16" draw:layer="layout" svg:width="4.011cm" svg:height="1.195cm" svg:x="24.541cm" svg:y="13.713cm">
          <draw:text-box>
            <text:p><text:span text:style-name="T9">IRWrite</text:span></text:p>
          </draw:text-box>
        </draw:frame>
        <draw:line draw:style-name="gr23" draw:text-style-name="P1" draw:layer="layout" svg:x1="26.146cm" svg:y1="16.215cm" svg:x2="26.146cm" svg:y2="15.072cm">
          <text:p/>
        </draw:line>
        <draw:frame draw:style-name="gr58" draw:text-style-name="P24" draw:layer="layout" svg:width="6.858cm" svg:height="3.937cm" svg:x="13.446cm" svg:y="39.735cm">
          <draw:text-box>
            <text:p text:style-name="P23"><text:span text:style-name="T14">I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1.44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7:21:46.323492191</meta:creation-date>
    <dc:date>2017-12-05T17:34:33.520563437</dc:date>
    <meta:editing-duration>P1DT2H51M21S</meta:editing-duration>
    <meta:editing-cycles>83</meta:editing-cycles>
    <meta:generator>LibreOffice/5.1.6.2$Linux_X86_64 LibreOffice_project/10m0$Build-2</meta:generator>
    <meta:document-statistic meta:object-count="175"/>
  </office:meta>
</office:document-meta>
</file>